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6.3972in"/>
    </style:style>
    <style:style style:name="Table1" style:family="table" style:master-page-name="MPF0">
      <style:table-properties style:width="6.3972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" style:parent-style-name="záhlaví-VOP" style:family="paragraph">
      <style:paragraph-properties style:page-number="1"/>
    </style:style>
    <style:style style:name="T6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T7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P8" style:parent-style-name="podpis" style:family="paragraph">
      <style:text-properties fo:font-size="10pt" style:font-size-asian="10pt" style:font-size-complex="10pt"/>
    </style:style>
    <style:style style:name="T9" style:parent-style-name="Silné" style:family="text">
      <style:text-properties fo:font-weight="normal" style:font-weight-asian="normal"/>
    </style:style>
    <style:style style:name="T10" style:parent-style-name="Silné" style:family="text">
      <style:text-properties fo:font-weight="normal" style:font-weight-asian="normal"/>
    </style:style>
    <style:style style:name="T11" style:parent-style-name="Standardnípísmoodstavce" style:family="text">
      <style:text-properties fo:font-weight="bold" style:font-weight-asian="bold"/>
    </style:style>
    <style:style style:name="T12" style:parent-style-name="Silné" style:family="text">
      <style:text-properties fo:font-weight="normal" style:font-weight-asian="normal"/>
    </style:style>
    <style:style style:name="T13" style:parent-style-name="Silné" style:family="text">
      <style:text-properties fo:font-weight="normal" style:font-weight-asian="normal"/>
    </style:style>
    <style:style style:name="T14" style:parent-style-name="Silné" style:family="text">
      <style:text-properties fo:font-weight="normal" style:font-weight-asian="normal"/>
    </style:style>
    <style:style style:name="T15" style:parent-style-name="Silné" style:family="text">
      <style:text-properties fo:font-weight="normal" style:font-weight-asian="normal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2.4604in"/>
    </style:style>
    <style:style style:name="TableColumn19" style:family="table-column">
      <style:table-column-properties style:column-width="1.5958in"/>
    </style:style>
    <style:style style:name="Table16" style:family="table">
      <style:table-properties style:width="6.3958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Základnítext" style:family="paragraph">
      <style:paragraph-properties fo:margin-top="0in" fo:margin-bottom="0in"/>
    </style:style>
    <style:style style:name="T29" style:parent-style-name="Standardnípísmoodstavce" style:family="text">
      <style:text-properties fo:font-style="italic" style:font-style-asian="italic"/>
    </style:style>
    <style:style style:name="T30" style:parent-style-name="Standardnípísmoodstavce" style:family="text">
      <style:text-properties fo:font-style="italic" style:font-style-asian="italic"/>
    </style:style>
    <style:style style:name="T31" style:parent-style-name="Standardnípísmoodstavce" style:family="text">
      <style:text-properties fo:font-style="italic" style:font-style-asian="italic" fo:language="en" fo:country="US"/>
    </style:style>
    <style:style style:name="T32" style:parent-style-name="Standardnípísmoodstavce" style:family="text">
      <style:text-properties fo:font-style="italic" style:font-style-asian="italic"/>
    </style:style>
    <style:style style:name="T33" style:parent-style-name="Hypertextovýodkaz" style:family="text">
      <style:text-properties fo:font-size="9pt" style:font-size-asian="9pt"/>
    </style:style>
    <style:style style:name="T34" style:parent-style-name="Standardnípísmoodstavce" style:family="text">
      <style:text-properties fo:letter-spacing="0.055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eřejný ochránce práv</text:p>
            <text:p text:style-name="záhlaví-kontakt"><text:span text:style-name="Silné">Údolní 39, 602 00 Brno</text:span></text:p>
            <text:p text:style-name="záhlaví-kontakt">tel: (+420) 542<text:s/>542<text:s/>888, fax: (+420) 542<text:s/>542<text:s/>112</text:p>
            <text:p text:style-name="záhlaví-kontakt">e-mail:<text:s/><text:a xlink:href="mailto:podatelna@ochrance.cz" office:target-frame-name="_top" xlink:show="replace"><text:span text:style-name="T6">podatelna@ochrance.cz</text:span></text:a>,<text:s/><text:a xlink:href="http://www.ochrance.cz" office:target-frame-name="_top" xlink:show="replace"><text:span text:style-name="T7">www.ochrance.cz</text:span></text:a></text:p>
            <text:p text:style-name="P8"/>
          </table:table-cell>
        </table:table-row>
      </table:table>
      <text:p text:style-name="Normální"/>
      <text:p text:style-name="Normální">Vážená<text:s/>paní</text:p>
      <text:p text:style-name="Normální">S.<text:s/>M. Konsoláta Mgr. Miroslava Frýdecká</text:p>
      <text:p text:style-name="Normální">představená Domova</text:p>
      <text:p text:style-name="Normální">Domov<text:s/>sv. Karla Boromejského</text:p>
      <text:p text:style-name="Normální"><text:span text:style-name="T9">K Šancím</text:span><text:span text:style-name="T10"><text:s/>50/6</text:span><text:span text:style-name="T11"><text:line-break/></text:span><text:span text:style-name="T12">163 00<text:s/></text:span><text:span text:style-name="T13"><text:s/></text:span><text:span text:style-name="T14">Praha</text:span><text:span text:style-name="T15"><text:s/>17</text:span></text:p>
      <text:p text:style-name="Normální"/>
      <text:p text:style-name="Normální"><text:a xlink:href="mailto:konsolata@domovrepy.cz" office:target-frame-name="_top" xlink:show="replace"><text:span text:style-name="Hypertextovýodkaz">konsolata@domovrepy.cz</text:span></text:a></text:p>
      <text:p text:style-name="Normální"/>
      <text:p text:style-name="Normální"/>
      <text:p text:style-name="Normální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Normální"><text:span text:style-name="vaše-našeznačka-datum">Vaše značka</text:span></text:p>
          </table:table-cell>
          <table:table-cell table:style-name="TableCell22">
            <text:p text:style-name="Normální"><text:span text:style-name="vaše-našeznačka-datum">Naše značka</text:span></text:p>
          </table:table-cell>
          <table:table-cell table:style-name="TableCell23">
            <text:p text:style-name="Normální"><text:span text:style-name="vaše-našeznačka-datum">Datum</text:span></text:p>
          </table:table-cell>
        </table:table-row>
        <table:table-row table:style-name="TableRow24">
          <table:table-cell table:style-name="TableCell25">
            <text:p text:style-name="Normální"/>
          </table:table-cell>
          <table:table-cell table:style-name="TableCell26">
            <text:p text:style-name="Normální">173/2013/VOP/EN</text:p>
          </table:table-cell>
          <table:table-cell table:style-name="TableCell27">
            <text:p text:style-name="Normální">2. května<text:s/>2014</text:p>
          </table:table-cell>
        </table:table-row>
      </table:table>
      <text:p text:style-name="Normální"/>
      <text:p text:style-name="Normální"/>
      <text:p text:style-name="Normální"/>
      <text:p text:style-name="P28">Vážená matko představená,</text:p>
      <text:p text:style-name="Základnítextodsazený">z<text:s/>pověření veřejné ochránkyně práv Mgr. Anny Šabatové, Ph.D.,<text:s/>se<text:s/>na Vás obracím<text:s/>s žádostí<text:s/>o součinnost<text:s/>ve věci paní<text:s/>X. Y.<text:s/>(dále jen „stěžovatelka“), která namítá diskriminaci<text:s/>z důvodu náboženského vyznání<text:s/>v přístupu<text:s/>ke vzdělání.<text:s/>Podnět ochránkyni stěžovatelka podala prostřednictvím své právní zástupkyně Mgr.<text:s/>M. C.<text:s/>z Organizace<text:s/>pro pomoc uprchlíkům, o. s. (dále jen „OPU“).</text:p>
      <text:p text:style-name="Základnítextodsazený">Stěžovatelka, která je azylantkou původem<text:s/>ze Somálska,<text:s/>začala studovat<text:s/>na pražské zdravotnické škole obor „Ošetřovatel“.<text:s/>Ve školním řádu však bylo uvedeno, že je studentům zakázáno nosit pokrývky hlavy.<text:span text:style-name="Značkapozn.podčarou"><text:note text:note-class="footnote" text:id="_ftn0"><text:note-citation>1</text:note-citation><text:note-body><text:p text:style-name="Textpozn.podčarou"><text:s/>Přesné znění školního řádu je následující:<text:s/><text:span text:style-name="T29">„Žák dobrovolným studiem na zdejší škole bere na sebe zodpovědnost:</text:span><text:span text:style-name="T30"><text:s/></text:span><text:span text:style-name="T31">[…]<text:s/></text:span><text:span text:style-name="T32">řídit se pravidly společenského chování a jednání; pohybovat se ve škole bez jakékoli pokrývky hlavy – při onemocnění je toto ustanovení ošetřeno mimořádným povolením vedení školy.“<text:s/></text:span></text:p></text:note-body></text:note></text:span><text:s/>Stěžovatelka<text:s/>z uvedené školy odešla, neboť je muslimského vyznání<text:s/>a nosí tzv. „hidžáb“.</text:p>
      <text:p text:style-name="Základnítextodsazený">Podle informací<text:s/>od OPU<text:s/>stěžovatelka absolvovala<text:s/>v období<text:s/>od 16. září<text:s/>do 21. listopadu 2013<text:s/>v Domově<text:s/>sv. Karla Boromejského (dále jen „Domov“)<text:s/>odbornou praxi<text:s/>v rámci rekvalifikačního kurzu Pracovník<text:s/>v sociálních službách,<text:span text:style-name="Značkapozn.podčarou"><text:note text:note-class="footnote" text:id="_ftn1"><text:note-citation>2</text:note-citation><text:note-body><text:p text:style-name="Textpozn.podčarou"><text:s/>Bližší informace k<text:s/>rekvalifikačnímu kurzu jsou dostupné z</text:p><text:p text:style-name="Textpozn.podčarou"><text:a xlink:href="http://www.divciskola.cz/skola/rekvalifikacni-kurzy/56-2/" office:target-frame-name="_top" xlink:show="replace"><text:span text:style-name="T33">http://www.divciskola.cz/skola/rekvalifikacni-kurzy/56-2/</text:span></text:a></text:p></text:note-body></text:note></text:span><text:s/>který úspěšně zakončila závěrečnou zkouškou<text:s/>a získala osvědčení<text:s/>o rekvalifikaci.</text:p>
      <text:p text:style-name="Základnítextodsazený">Dle názoru ochránkyně není pochyb<text:s/>o tom, že<text:s/>v rámci teoretického vyučování<text:s/>na zdravotnické škole neexistuje rozumný důvod zakazovat studentům nošení pokrývek hlavy,<text:s/>které<text:s/>jsou vyjádřením jejich náboženského přesvědčení.</text:p>
      <text:soft-page-break/>
      <text:p text:style-name="Základnítextodsazený">Složitější situace může nastat právě<text:s/>při výkonu ošetřovatelské<text:s/>studijní<text:s/>praxe, případně<text:s/>v rámci zaměstnání<text:s/>ve zdravotnickém zařízení. Jelikož ochránkyně<text:s/>ze své pozice nedohlédne veškeré možné situace<text:s/>a praktické možnosti řešení,<text:s/>z jejího pověření se obracím<text:s/>na Vás, vážená<text:s/>matko představená,<text:s/>s žádostí<text:s/>o Vaše vyjádření<text:s/>k praxi stěžovatelky<text:s/>v Domově, Váš náhled<text:s/>na danou problematiku, zejména jaké máte případně<text:s/>s nošením muslimských šátků (a obecněji pokrývek hlavy)<text:s/>v Domově<text:s/>zkušenosti.</text:p>
      <text:p text:style-name="Základnítextodsazený">V<text:s/>souvislosti se zahájeným šetřením ochránkyně si Vás dovoluji požádat<text:s/>o informaci, jak dlouho stěžovatelka<text:s/>v Domově praxi vykonávala, co bylo její náplní práce<text:s/>a zda<text:s/>mohla muslimský šátek<text:s/>(eventuálně jinou pokrývku hlavy poskytnutou Domovem) nosit, případně zda se<text:s/>v rámci odborné praxe vyskytly<text:s/>v tomto směru nějaké problémy, např.<text:s/>ze strany klientů Domova<text:s/>apod.<text:s/>Pouze dodávám, že právní zástupkyně stěžovatelky Mgr. C.<text:s/>z OPU je<text:s/>o mém dotazu vůči Vaší osobě informována, což si můžete ověřit<text:s/>na e-mailové<text:s/>adrese<text:s/>(…), případně telefonicky<text:s/>u jejího zaměstnavatele.</text:p>
      <text:p text:style-name="Základnítextodsazený">Vaše vyjádření poslouží ochránkyni jako jeden<text:s/>z podkladů<text:s/>pro vydání doporučení<text:s/>v této oblasti<text:s/>a závěrečné zprávy<text:s/>ve věci stěžovatelky. Závěrem bych Vás chtěl ujistit, že ochránkyně<text:s/>i pověření zaměstnanci Kanceláře veřejného ochránce práv jsou vázáni povinností mlčenlivosti<text:s/>o skutečnostech, které se během šetření dozví.</text:p>
      <text:p text:style-name="Základnítextodsazený">V případě potřeby či jakýchkoli dotazů je možné kontaktovat Mgr. Evu Nehudkovou (tel.<text:s/>č. 542 542 367, e-mail<text:s/><text:a xlink:href="mailto:nehudkova@ochrance.cz" office:target-frame-name="_top" xlink:show="replace"><text:span text:style-name="Hypertextovýodkaz">nehudkova@ochrance.cz</text:span></text:a>), která je pověřena přípravou podkladů<text:s/>k celému případu.</text:p>
      <text:p text:style-name="Základnítextodsazený">Budu Vám vděčný, pokud mi své vyjádření zašlete<text:s/>do 20 dnů<text:s/>od doručení tohoto dopisu.</text:p>
      <text:p text:style-name="Základnítextodsazený">Děkuji<text:s/>za spolupráci<text:s/>a jsem<text:s/>s pozdravem</text:p>
      <text:p text:style-name="Základnítextodsazený"/>
      <text:p text:style-name="Základnítextodsazený"/>
      <text:p text:style-name="Základnítextodsazený"/>
      <text:p text:style-name="Základnítextodsazený"/>
      <text:p text:style-name="podpis">Mgr.<text:s/>Petr   <text:span text:style-name="T34">Polák</text:span>  v. r.</text:p>
      <text:p text:style-name="podpis">vedoucí oddělení<text:s/>rovného zacházení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odpis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 style:next-style-name="Základnítextodsazený">
      <style:paragraph-properties fo:margin-left="3.9375in">
        <style:tab-stops/>
      </style:paragraph-properties>
      <style:text-properties style:font-size-complex="10pt" fo:hyphenate="false"/>
    </style:style>
    <style:style style:name="zákoncitace" style:display-name="zákon (citace)" style:family="paragraph" style:parent-style-name="Normální">
      <style:paragraph-properties fo:text-align="justify" fo:margin-top="0.0416in" fo:margin-bottom="0.0416in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style:style style:name="vaše-našeznačka-datum" style:display-name="vaše-naše značka-datum" style:family="text">
      <style:text-properties fo:font-weight="bold" style:font-weight-asian="bold" style:font-weight-complex="bold" fo:font-size="11pt" style:font-size-asian="11pt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Nehudková Eva Mgr.</meta:initial-creator>
    <dc:creator>Bádrová Pavlína Mgr.</dc:creator>
    <meta:creation-date>2017-05-12T08:05:00Z</meta:creation-date>
    <dc:date>2017-05-12T08:05:00Z</dc:date>
    <meta:print-date>2014-05-02T06:40:00Z</meta:print-date>
    <meta:template xlink:href="dopis-vedoucí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15" meta:character-count="3552" meta:row-count="25" meta:non-whitespace-character-count="3044"/>
  </office:meta>
</office:document-meta>
</file>